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0.5pt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000000" style:font-name="Helvetica" fo:font-size="13.5pt" fo:letter-spacing="normal" fo:font-style="normal"/>
    </style:style>
    <style:style style:name="P3" style:family="paragraph" style:parent-style-name="Heading_20_3">
      <loext:graphic-properties draw:fill="solid" draw:fill-color="#fffffe" draw:opacity="100%"/>
      <style:paragraph-properties fo:margin-left="0cm" fo:margin-right="0cm" fo:margin-top="0.529cm" fo:margin-bottom="0.238cm" loext:contextual-spacing="false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2pt" fo:letter-spacing="normal" fo:font-style="normal"/>
    </style:style>
    <style:style style:name="P4" style:family="paragraph">
      <style:paragraph-properties fo:margin-left="0cm" fo:margin-right="0cm" fo:margin-top="0cm" fo:margin-bottom="0.265cm" style:line-height-at-least="0.423cm" fo:text-indent="0cm"/>
      <style:text-properties fo:color="#000000" style:font-name="Helvetica1" fo:font-size="10.5pt" style:font-name-complex="Helvetica1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a xlink:type="simple" xlink:href="https://rockingsoccer.com/lv/futbols/help/home/category-2/article-44" text:style-name="Internet_20_link" text:visited-style-name="Visited_20_Internet_20_Link">https://rockingsoccer.com/lv/futbols/help/home/category-2/article-44</text:a></text:h>
      <text:h text:style-name="P2" text:outline-level="1">Spēlētāji un prasmes: Novecošana</text:h>
      <text:p text:style-name="P1">Spēlētājiem kļūstot vecākiem pasliktinās trenēšanās spējas. Prasmes būs grūtāk uzlabot un beigu beigās tās var sākt arī pasliktināties.</text:p>
      <text:h text:style-name="P3" text:outline-level="3">Vecuma faktors</text:h>
      <text:p text:style-name="P1">Katram spēlētājam ir vecuma faktors. Tas ir izteikts procentos, jaunatnei tas ir 100%, bet kļūstot vecākiem tas samazinās.</text:p>
      <text:p text:style-name="P1">Patiesais prasmju līmenis tiek iegūts reizinot vecuma faktoru ar treniņpunktu daudzumu un izdalot ar 20. Piemēram, spēlētājam ar 80 treniņpunktiem piespēlē un ar vecuma faktoru 88%, piespēles prasme būs 80*0.88/20=3.52 bumbas.</text:p>
      <text:p text:style-name="P1">Treniņpunkti ir atrodami treniņu bāzes lapā, kur tiek tērēti pieredzes punkti. Vecuma faktors ir atrodams iekavās blakus vecumam.</text:p>
      <text:h text:style-name="P3" text:outline-level="3">Vecuma faktora efekts</text:h>
      <text:p text:style-name="P1">Tev nav jācenšas izprast šīs formulas. Galvenais ir saprast ka prasmes pasliktinās sasniedzot noteiktu vecumu. Sākumā prasmes augs strauji, bet tā kā ar laiku treniņpunkti kļūs <office:annotation office:name="__Annotation__1_2305850373"><dc:creator>Nezināms autors</dc:creator><dc:date>2018-11-11T15:30:18.299000000</dc:date><text:p text:style-name="P4"><text:span text:style-name="T1">dārgāki</text:span></text:p></office:annotation>dargāki<office:annotation-end office:name="__Annotation__1_2305850373"/> tad prasmes augs lēnāk. Beigu beigās spēlētājs ar laiku kļūs sliktāks un viņš tiks nomainīts ar jaunāku.</text:p>
      <text:p text:style-name="P1">Realitātē spēlētāji spēj uzlabot savas prasmes līdz 29 - 30 gadiem. Sasniedzot šo vecumu spēlētāji vēl var būt noderīgi kādu laiku, bet <office:annotation office:name="__Annotation__2_2305850373"><dc:creator>Nezināms autors</dc:creator><dc:date>2018-11-11T15:31:02.476000000</dc:date><text:p text:style-name="P5"><text:span text:style-name="T1">komats</text:span></text:p></office:annotation>mazticams ka<office:annotation-end office:name="__Annotation__2_2305850373"/> spēs uzlabot prasmes un viss <office:annotation office:name="__Annotation__3_2305850373"><dc:creator>Nezināms autors</dc:creator><dc:date>2018-11-11T15:31:31.033000000</dc:date><text:p text:style-name="P5"><text:span text:style-name="T1">komats</text:span></text:p></office:annotation>ticamāk ka<office:annotation-end office:name="__Annotation__3_2305850373"/> spējas tikai pasliktināsies. Vārtsargi ilgāk ir noderīgi.</text:p>
      <text:h text:style-name="P3" text:outline-level="3">Kuras prasmes tiek ietekmētas</text:h>
      <text:p text:style-name="P1">Ātrums, spēks, divcīņa, piespēle un sitiens tiek ietekmēts no vecuma. Izturību vecums ietekmē divreiz vairāk. Bloķēšana tiek mazāk ietekmēta no vecuma, tāpēc vārtsargi var spēlēt lielākā vecumā. Taktiku un talantu vecums neietekmē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5:25:58.760000000</meta:creation-date>
    <dc:date>2018-11-11T15:33:33.232000000</dc:date>
    <meta:editing-duration>PT7M34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2" meta:word-count="213" meta:character-count="1542" meta:non-whitespace-character-count="1341"/>
  </office:meta>
</office:document-meta>
</file>